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phpMyAdmin SQL Dump</text:p>
      <text:p text:style-name="Standard">-- version 4.6.4</text:p>
      <text:p text:style-name="Standard">-- https://www.phpmyadmin.net/</text:p>
      <text:p text:style-name="Standard">--</text:p>
      <text:p text:style-name="Standard">-- Servidor: 127.0.0.1</text:p>
      <text:p text:style-name="Standard">-- Tiempo de generación: 20-04-2018 a las 15:17:11</text:p>
      <text:p text:style-name="Standard">-- Versión del servidor: 5.7.14</text:p>
      <text:p text:style-name="Standard">-- Versión de PHP: 5.6.25</text:p>
      <text:p text:style-name="Standard"/>
      <text:p text:style-name="Standard">SET SQL_MODE = "NO_AUTO_VALUE_ON_ZERO";</text:p>
      <text:p text:style-name="Standard">SET time_zone = "+00:00";</text:p>
      <text:p text:style-name="Standard"/>
      <text:p text:style-name="Standard">--</text:p>
      <text:p text:style-name="Standard">-- Base de datos: `volleyapp`</text:p>
      <text:p text:style-name="Standard">--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vappcancha`</text:p>
      <text:p text:style-name="Standard">--</text:p>
      <text:p text:style-name="Standard"/>
      <text:p text:style-name="Standard">CREATE TABLE `vappcancha` (</text:p>
      <text:p text:style-name="Standard"><text:s text:c="2"/>`idclub` int(11) NOT NULL,</text:p>
      <text:p text:style-name="Standard"><text:s text:c="2"/>`idsede` int(11) NOT NULL,</text:p>
      <text:p text:style-name="Standard"><text:s text:c="2"/>`idcancha` int(11) NOT NULL,</text:p>
      <text:p text:style-name="Standard"><text:s text:c="2"/>`nombre` varchar(60) COLLATE utf8_spanish_ci NOT NULL,</text:p>
      <text:p text:style-name="Standard"><text:s text:c="2"/>`foto` blob NOT NULL,</text:p>
      <text:p text:style-name="Standard"><text:s text:c="2"/>`ubicacion` varchar(100) COLLATE utf8_spanish_ci NOT NULL,</text:p>
      <text:p text:style-name="Standard"><text:s text:c="2"/>`dimensiones` varchar(100) COLLATE utf8_spanish_ci NOT NULL</text:p>
      <text:p text:style-name="Standard">) ENGINE=MyISAM DEFAULT CHARSET=utf8 COLLATE=utf8_spanish_ci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vappcategoria`</text:p>
      <text:p text:style-name="Standard">--</text:p>
      <text:p text:style-name="Standard"/>
      <text:p text:style-name="Standard">CREATE TABLE `vappcategoria` (</text:p>
      <text:p text:style-name="Standard"><text:s text:c="2"/>`idcategoria` int(11) NOT NULL,</text:p>
      <text:p text:style-name="Standard"><text:s text:c="2"/>`descripcion` varchar(60) COLLATE utf8_spanish_ci NOT NULL,</text:p>
      <text:p text:style-name="Standard"><text:s text:c="2"/>`EdadInicio` int(11) NOT NULL,</text:p>
      <text:p text:style-name="Standard"><text:s text:c="2"/>`EdadFin` int(11) NOT NULL</text:p>
      <text:p text:style-name="Standard">) ENGINE=MyISAM DEFAULT CHARSET=utf8 COLLATE=utf8_spanish_ci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vappciudad`</text:p>
      <text:p text:style-name="Standard">--</text:p>
      <text:p text:style-name="Standard"/>
      <text:p text:style-name="Standard">CREATE TABLE `vappciudad` (</text:p>
      <text:p text:style-name="Standard"><text:soft-page-break/><text:s text:c="2"/>`idCiudad` int(11) NOT NULL,</text:p>
      <text:p text:style-name="Standard"><text:s text:c="2"/>`Nombre` varchar(100) COLLATE utf8_spanish_ci NOT NULL,</text:p>
      <text:p text:style-name="Standard"><text:s text:c="2"/>`Provincia` varchar(100) COLLATE utf8_spanish_ci NOT NULL</text:p>
      <text:p text:style-name="Standard">) ENGINE=MyISAM DEFAULT CHARSET=utf8 COLLATE=utf8_spanish_ci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vappclub`</text:p>
      <text:p text:style-name="Standard">--</text:p>
      <text:p text:style-name="Standard"/>
      <text:p text:style-name="Standard">CREATE TABLE `vappclub` (</text:p>
      <text:p text:style-name="Standard"><text:s text:c="2"/>`idclub` int(11) NOT NULL,</text:p>
      <text:p text:style-name="Standard"><text:s text:c="2"/>`nombre` varchar(60) COLLATE utf8_spanish_ci NOT NULL,</text:p>
      <text:p text:style-name="Standard"><text:s text:c="2"/>`clubabr` varchar(10) COLLATE utf8_spanish_ci NOT NULL</text:p>
      <text:p text:style-name="Standard">) ENGINE=MyISAM DEFAULT CHARSET=utf8 COLLATE=utf8_spanish_ci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vappequipo`</text:p>
      <text:p text:style-name="Standard">--</text:p>
      <text:p text:style-name="Standard"/>
      <text:p text:style-name="Standard">CREATE TABLE `vappequipo` (</text:p>
      <text:p text:style-name="Standard"><text:s text:c="2"/>`idclub` int(11) NOT NULL,</text:p>
      <text:p text:style-name="Standard"><text:s text:c="2"/>`idjugador` int(11) NOT NULL,</text:p>
      <text:p text:style-name="Standard"><text:s text:c="2"/>`numero` int(11) NOT NULL,</text:p>
      <text:p text:style-name="Standard"><text:s text:c="2"/>`nombre` varchar(60) COLLATE utf8_spanish_ci NOT NULL,</text:p>
      <text:p text:style-name="Standard"><text:s text:c="2"/>`edad` int(11) NOT NULL,</text:p>
      <text:p text:style-name="Standard"><text:s text:c="2"/>`ingresoClub` date NOT NULL,</text:p>
      <text:p text:style-name="Standard"><text:s text:c="2"/>`categoria` int(11) NOT NULL,</text:p>
      <text:p text:style-name="Standard"><text:s text:c="2"/>`categoriaInicio` int(11) NOT NULL</text:p>
      <text:p text:style-name="Standard">) ENGINE=MyISAM DEFAULT CHARSET=utf8 COLLATE=utf8_spanish_ci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vappjugpartido`</text:p>
      <text:p text:style-name="Standard">--</text:p>
      <text:p text:style-name="Standard"/>
      <text:p text:style-name="Standard">CREATE TABLE `vappjugpartido` (</text:p>
      <text:p text:style-name="Standard"><text:s text:c="2"/>`idpartido` int(11) NOT NULL,</text:p>
      <text:p text:style-name="Standard"><text:s text:c="2"/>`secuencia` int(11) NOT NULL,</text:p>
      <text:p text:style-name="Standard"><text:s text:c="2"/>`jugador` int(11) NOT NULL,</text:p>
      <text:p text:style-name="Standard"><text:s text:c="2"/>`posicionIni` int(11) NOT NULL,</text:p>
      <text:p text:style-name="Standard"><text:s text:c="2"/>`TitulaSupl` int(11) NOT NULL,</text:p>
      <text:p text:style-name="Standard"><text:s text:c="2"/>`hora` timestamp NOT NULL,</text:p>
      <text:p text:style-name="Standard"><text:s text:c="2"/>`posicion` int(11) NOT NULL,</text:p>
      <text:p text:style-name="Standard"><text:s text:c="2"/>`entraSale` int(11) NOT NULL</text:p>
      <text:p text:style-name="Standard">) ENGINE=MyISAM DEFAULT CHARSET=utf8 COLLATE=utf8_spanish_ci;</text:p>
      <text:p text:style-name="Standard"/>
      <text:p text:style-name="Standard">-- --------------------------------------------------------</text:p>
      <text:p text:style-name="Standard"><text:soft-page-break/></text:p>
      <text:p text:style-name="Standard">--</text:p>
      <text:p text:style-name="Standard">-- Estructura de tabla para la tabla `vappnumeros`</text:p>
      <text:p text:style-name="Standard">--</text:p>
      <text:p text:style-name="Standard"/>
      <text:p text:style-name="Standard">CREATE TABLE `vappnumeros` (</text:p>
      <text:p text:style-name="Standard"><text:s text:c="2"/>`TABLA` varchar(15) COLLATE utf8_spanish_ci NOT NULL,</text:p>
      <text:p text:style-name="Standard"><text:s text:c="2"/>`ultnumero` int(11) NOT NULL</text:p>
      <text:p text:style-name="Standard">) ENGINE=MyISAM DEFAULT CHARSET=utf8 COLLATE=utf8_spanish_ci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vapppartido`</text:p>
      <text:p text:style-name="Standard">--</text:p>
      <text:p text:style-name="Standard"/>
      <text:p text:style-name="Standard">CREATE TABLE `vapppartido` (</text:p>
      <text:p text:style-name="Standard"><text:s text:c="2"/>`Fecha` int(11) NOT NULL,</text:p>
      <text:p text:style-name="Standard"><text:s text:c="2"/>`idPartido` int(11) NOT NULL,</text:p>
      <text:p text:style-name="Standard"><text:s text:c="2"/>`categoria` int(11) NOT NULL,</text:p>
      <text:p text:style-name="Standard"><text:s text:c="2"/>`ClubA` int(11) NOT NULL,</text:p>
      <text:p text:style-name="Standard"><text:s text:c="2"/>`ClubB` int(11) NOT NULL,</text:p>
      <text:p text:style-name="Standard"><text:s text:c="2"/>`CanchaClub` int(11) NOT NULL,</text:p>
      <text:p text:style-name="Standard"><text:s text:c="2"/>`CanchaSede` int(11) NOT NULL,</text:p>
      <text:p text:style-name="Standard"><text:s text:c="2"/>`CanchaId` int(11) NOT NULL,</text:p>
      <text:p text:style-name="Standard"><text:s text:c="2"/>`competencia` int(11) NOT NULL,</text:p>
      <text:p text:style-name="Standard"><text:s text:c="2"/>`ciudad` int(11) NOT NULL,</text:p>
      <text:p text:style-name="Standard"><text:s text:c="2"/>`HoraIni` timestamp NOT NULL,</text:p>
      <text:p text:style-name="Standard"><text:s text:c="2"/>`Horafin` timestamp NOT NULL,</text:p>
      <text:p text:style-name="Standard"><text:s text:c="2"/>`ClubARes` int(11) NOT NULL,</text:p>
      <text:p text:style-name="Standard"><text:s text:c="2"/>`ClubBRes` int(11) NOT NULL</text:p>
      <text:p text:style-name="Standard">) ENGINE=MyISAM DEFAULT CHARSET=utf8 COLLATE=utf8_spanish_ci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vappposicion`</text:p>
      <text:p text:style-name="Standard">--</text:p>
      <text:p text:style-name="Standard"/>
      <text:p text:style-name="Standard">CREATE TABLE `vappposicion` (</text:p>
      <text:p text:style-name="Standard"><text:s text:c="2"/>`idPosicion` int(11) NOT NULL,</text:p>
      <text:p text:style-name="Standard"><text:s text:c="2"/>`nombre` varchar(60) COLLATE utf8_spanish_ci NOT NULL</text:p>
      <text:p text:style-name="Standard">) ENGINE=MyISAM DEFAULT CHARSET=utf8 COLLATE=utf8_spanish_ci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vappsancion`</text:p>
      <text:p text:style-name="Standard">--</text:p>
      <text:p text:style-name="Standard"/>
      <text:p text:style-name="Standard">CREATE TABLE `vappsancion` (</text:p>
      <text:p text:style-name="Standard"><text:s text:c="2"/>`idSancion` int(11) NOT NULL,</text:p>
      <text:p text:style-name="Standard"><text:soft-page-break/><text:s text:c="2"/>`descripcion` varchar(60) COLLATE utf8_spanish_ci NOT NULL</text:p>
      <text:p text:style-name="Standard">) ENGINE=MyISAM DEFAULT CHARSET=utf8 COLLATE=utf8_spanish_ci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vappsede`</text:p>
      <text:p text:style-name="Standard">--</text:p>
      <text:p text:style-name="Standard"/>
      <text:p text:style-name="Standard">CREATE TABLE `vappsede` (</text:p>
      <text:p text:style-name="Standard"><text:s text:c="2"/>`idclub` int(11) NOT NULL,</text:p>
      <text:p text:style-name="Standard"><text:s text:c="2"/>`idsede` int(11) NOT NULL,</text:p>
      <text:p text:style-name="Standard"><text:s text:c="2"/>`direccion` varchar(100) COLLATE utf8_spanish_ci NOT NULL,</text:p>
      <text:p text:style-name="Standard"><text:s text:c="2"/>`extras` varchar(100) COLLATE utf8_spanish_ci NOT NULL</text:p>
      <text:p text:style-name="Standard">) ENGINE=MyISAM DEFAULT CHARSET=utf8 COLLATE=utf8_spanish_ci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vappset`</text:p>
      <text:p text:style-name="Standard">--</text:p>
      <text:p text:style-name="Standard"/>
      <text:p text:style-name="Standard">CREATE TABLE `vappset` (</text:p>
      <text:p text:style-name="Standard"><text:s text:c="2"/>`idpartido` int(11) NOT NULL,</text:p>
      <text:p text:style-name="Standard"><text:s text:c="2"/>`secuencia` int(11) NOT NULL,</text:p>
      <text:p text:style-name="Standard"><text:s text:c="2"/>`setnumero` int(11) NOT NULL,</text:p>
      <text:p text:style-name="Standard"><text:s text:c="2"/>`fecha` date NOT NULL,</text:p>
      <text:p text:style-name="Standard"><text:s text:c="2"/>`hora` time NOT NULL,</text:p>
      <text:p text:style-name="Standard"><text:s text:c="2"/>`jugadorid` int(11) NOT NULL,</text:p>
      <text:p text:style-name="Standard"><text:s text:c="2"/>`equipoid` int(11) NOT NULL,</text:p>
      <text:p text:style-name="Standard"><text:s text:c="2"/>`descripcion` varchar(100) COLLATE utf8_spanish_ci NOT NULL,</text:p>
      <text:p text:style-name="Standard"><text:s text:c="2"/>`numero` int(11) NOT NULL</text:p>
      <text:p text:style-name="Standard">) ENGINE=MyISAM DEFAULT CHARSET=utf8 COLLATE=utf8_spanish_ci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sanz</meta:initial-creator>
    <meta:creation-date>2018-04-20T12:19:23.31</meta:creation-date>
    <meta:document-statistic meta:table-count="0" meta:image-count="0" meta:object-count="0" meta:page-count="4" meta:paragraph-count="151" meta:word-count="592" meta:character-count="5085"/>
    <dc:date>2018-04-20T12:20:07.07</dc:date>
    <dc:creator>nicolas sanz</dc:creator>
    <meta:editing-duration>PT44S</meta:editing-duration>
    <meta:editing-cycles>1</meta:editing-cycles>
    <meta:generator>OpenOffice/4.1.3$Win32 OpenOffice.org_project/413m1$Build-9783</meta:generator>
  </office:meta>
</office:document-meta>
</file>